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c37b59" officeooo:paragraph-rsid="00c37b59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問佛求佛</text:p>
      <text:p text:style-name="P2"/>
      <text:p text:style-name="P2">那個誰</text:p>
      <text:p text:style-name="P2">那啥是騙子</text:p>
      <text:p text:style-name="P2">你才是那啥</text:p>
      <text:p text:style-name="P2">別信他</text:p>
      <text:p text:style-name="P2">不隨他</text:p>
      <text:p text:style-name="P2">不由他</text:p>
      <text:p text:style-name="P2"/>
      <text:p text:style-name="P2">你</text:p>
      <text:p text:style-name="P2">可</text:p>
      <text:p text:style-name="P2">知佛</text:p>
      <text:p text:style-name="P1"/>
      <text:p text:style-name="P1"/>
      <text:p text:style-name="P1">##########</text:p>
      <text:p text:style-name="P1">哈哈哈哈哈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05T12:54:40.504205915</dc:date>
    <meta:editing-duration>PT4H11M44S</meta:editing-duration>
    <meta:editing-cycles>172</meta:editing-cycles>
    <meta:document-statistic meta:table-count="0" meta:image-count="0" meta:object-count="0" meta:page-count="1" meta:paragraph-count="12" meta:word-count="36" meta:character-count="45" meta:non-whitespace-character-count="45"/>
  </office:meta>
</office:document-meta>
</file>